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officeooo:rsid="00018c77" officeooo:paragraph-rsid="00018c77"/>
    </style:style>
    <style:style style:name="P2" style:family="paragraph" style:parent-style-name="Standard">
      <style:text-properties officeooo:rsid="00018c77" officeooo:paragraph-rsid="00034896"/>
    </style:style>
    <style:style style:name="P3" style:family="paragraph" style:parent-style-name="Standard">
      <style:text-properties officeooo:rsid="00018c77" officeooo:paragraph-rsid="0004cd20"/>
    </style:style>
    <style:style style:name="P4" style:family="paragraph" style:parent-style-name="Standard">
      <style:text-properties officeooo:rsid="00034896" officeooo:paragraph-rsid="00034896"/>
    </style:style>
    <style:style style:name="P5" style:family="paragraph" style:parent-style-name="Standard">
      <style:text-properties officeooo:rsid="00057c7f" officeooo:paragraph-rsid="00057c7f"/>
    </style:style>
    <style:style style:name="P6" style:family="paragraph" style:parent-style-name="Standard">
      <style:text-properties officeooo:rsid="00057c7f" officeooo:paragraph-rsid="0006d535"/>
    </style:style>
    <style:style style:name="P7" style:family="paragraph" style:parent-style-name="Standard">
      <style:paragraph-properties fo:text-align="start" style:justify-single-word="false"/>
      <style:text-properties officeooo:rsid="00057c7f" officeooo:paragraph-rsid="00057c7f"/>
    </style:style>
    <style:style style:name="P8" style:family="paragraph" style:parent-style-name="Standard">
      <style:text-properties officeooo:paragraph-rsid="00057c7f"/>
    </style:style>
    <style:style style:name="P9" style:family="paragraph" style:parent-style-name="Standard">
      <style:text-properties officeooo:rsid="000725fe" officeooo:paragraph-rsid="000725fe"/>
    </style:style>
    <style:style style:name="P10" style:family="paragraph" style:parent-style-name="Standard">
      <style:text-properties fo:font-weight="bold" officeooo:rsid="00057c7f" officeooo:paragraph-rsid="00057c7f"/>
    </style:style>
    <style:style style:name="P11" style:family="paragraph" style:parent-style-name="Standard">
      <style:text-properties officeooo:rsid="000a53a1" officeooo:paragraph-rsid="000a53a1"/>
    </style:style>
    <style:style style:name="P12" style:family="paragraph" style:parent-style-name="Standard" style:master-page-name="">
      <style:paragraph-properties fo:margin-left="-1.401cm" fo:margin-right="0cm" fo:text-indent="0cm" style:auto-text-indent="false" style:page-number="auto">
        <style:tab-stops>
          <style:tab-stop style:position="0cm"/>
        </style:tab-stops>
      </style:paragraph-properties>
      <style:text-properties officeooo:rsid="00018c77" officeooo:paragraph-rsid="00018c77"/>
    </style:style>
    <style:style style:name="P13" style:family="paragraph" style:parent-style-name="Standard">
      <style:text-properties officeooo:rsid="00018c77" officeooo:paragraph-rsid="000d3f29"/>
    </style:style>
    <style:style style:name="P14" style:family="paragraph" style:parent-style-name="Standard">
      <style:text-properties officeooo:rsid="00018c77" officeooo:paragraph-rsid="00135736"/>
    </style:style>
    <style:style style:name="P15" style:family="paragraph" style:parent-style-name="Standard">
      <style:text-properties officeooo:rsid="000d3f29" officeooo:paragraph-rsid="000d3f29"/>
    </style:style>
    <style:style style:name="P16" style:family="paragraph" style:parent-style-name="Standard">
      <style:text-properties officeooo:rsid="00057c7f" officeooo:paragraph-rsid="0010562b"/>
    </style:style>
    <style:style style:name="P17" style:family="paragraph" style:parent-style-name="Standard">
      <style:text-properties officeooo:rsid="00057c7f" officeooo:paragraph-rsid="001141e2"/>
    </style:style>
    <style:style style:name="P18" style:family="paragraph" style:parent-style-name="Standard">
      <style:text-properties officeooo:rsid="0010562b" officeooo:paragraph-rsid="0010562b"/>
    </style:style>
    <style:style style:name="P19" style:family="paragraph" style:parent-style-name="Standard">
      <style:text-properties officeooo:rsid="000a53a1" officeooo:paragraph-rsid="00018c77"/>
    </style:style>
    <style:style style:name="P20" style:family="paragraph" style:parent-style-name="Standard">
      <style:text-properties officeooo:rsid="00135736" officeooo:paragraph-rsid="00135736"/>
    </style:style>
    <style:style style:name="T1" style:family="text">
      <style:text-properties officeooo:rsid="00034896"/>
    </style:style>
    <style:style style:name="T2" style:family="text">
      <style:text-properties officeooo:rsid="00037aec"/>
    </style:style>
    <style:style style:name="T3" style:family="text">
      <style:text-properties officeooo:rsid="00057c7f"/>
    </style:style>
    <style:style style:name="T4" style:family="text">
      <style:text-properties fo:font-weight="bold"/>
    </style:style>
    <style:style style:name="T5" style:family="text">
      <style:text-properties fo:font-weight="bold" officeooo:rsid="0006d535"/>
    </style:style>
    <style:style style:name="T6" style:family="text">
      <style:text-properties officeooo:rsid="000d3f29"/>
    </style:style>
    <style:style style:name="T7" style:family="text">
      <style:text-properties officeooo:rsid="0010562b"/>
    </style:style>
    <style:style style:name="T8" style:family="text">
      <style:text-properties officeooo:rsid="001141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Vit: male <text:s text:c="15"/>female:</text:p>
      <text:p text:style-name="P1"/>
      <text:p text:style-name="P1"><text:s text:c="31"/><text:span text:style-name="T1">white trash</text:span></text:p>
      <text:p text:style-name="P1"><text:span text:style-name="T6">hund </text:span>krim <text:s text:c="23"/><text:span text:style-name="T6">katt </text:span>snövit</text:p>
      <text:p text:style-name="P1"><text:s/><text:span text:style-name="T6">katt </text:span>marshallow <text:s text:c="13"/><text:span text:style-name="T6">katt maja</text:span></text:p>
      <text:p text:style-name="P13"><text:s/>katt snöboll <text:s text:c="19"/>hund socker<text:tab/></text:p>
      <text:p text:style-name="P15">kanin freddy <text:s text:c="20"/>hamster jumbo</text:p>
      <text:p text:style-name="P1"><text:s text:c="32"/><text:span text:style-name="T6">katt snöflinga</text:span></text:p>
      <text:p text:style-name="P3"/>
      <text:p text:style-name="P3">svart: <text:s text:c="21"/><text:span text:style-name="T6">katt zimba</text:span></text:p>
      <text:p text:style-name="P1"><text:s/><text:span text:style-name="T6">katt </text:span>botvid <text:s text:c="18"/><text:span text:style-name="T6">hund</text:span> <text:s text:c="2"/><text:span text:style-name="T2">milljard</text:span></text:p>
      <text:p text:style-name="P1"><text:s/><text:span text:style-name="T6">marsivn <text:s/></text:span>Nalle <text:s text:c="17"/><text:span text:style-name="T6">katt</text:span> <text:s text:c="4"/><text:span text:style-name="T2">solros</text:span></text:p>
      <text:p text:style-name="P4"><text:span text:style-name="T6">hund </text:span>nisse <text:s text:c="19"/><text:span text:style-name="T6">hamster</text:span> <text:s text:c="3"/><text:span text:style-name="T2">charm</text:span></text:p>
      <text:p text:style-name="P1"><text:span text:style-name="T6">hund </text:span>Lebron James <text:s text:c="5"/><text:span text:style-name="T6">hund</text:span> <text:s text:c="3"/><text:span text:style-name="T2">veronika</text:span></text:p>
      <text:p text:style-name="P1"><text:s/><text:span text:style-name="T6">katt </text:span>Jamican</text:p>
      <text:p text:style-name="P1"/>
      <text:p text:style-name="P1">Orange: <text:s text:c="9"/><text:span text:style-name="T7">hamster</text:span> <text:s/><text:span text:style-name="T1">orangena</text:span></text:p>
      <text:p text:style-name="P1"><text:s/><text:span text:style-name="T6">katt </text:span>Gustaf <text:s text:c="12"/><text:span text:style-name="T7">katt</text:span> <text:s/><text:span text:style-name="T1">tiger</text:span></text:p>
      <text:p text:style-name="P1"><text:span text:style-name="T7">hund </text:span>bertil <text:s text:c="16"/><text:span text:style-name="T7">kanin</text:span> <text:span text:style-name="T1">skuttis</text:span></text:p>
      <text:p text:style-name="P1"><text:span text:style-name="T7">hund </text:span>jack daniels</text:p>
      <text:p text:style-name="P1"><text:span text:style-name="T7">hund </text:span>buster</text:p>
      <text:p text:style-name="P1"><text:span text:style-name="T7">kanin </text:span>flamman</text:p>
      <text:p text:style-name="P1"/>
      <text:p text:style-name="P2">fluffig, male <text:s text:c="5"/>female</text:p>
      <text:p text:style-name="P2"><text:s text:c="26"/><text:span text:style-name="T1">ruffsan</text:span> <text:s text:c="9"/><text:span text:style-name="T7">hund</text:span> </text:p>
      <text:p text:style-name="P1">frippe <text:span text:style-name="T7">hund</text:span> <text:s text:c="14"/><text:span text:style-name="T1">tittie <text:s text:c="6"/>katt</text:span></text:p>
      <text:p text:style-name="P1">buzzan <text:s text:c="2"/><text:span text:style-name="T7">katt</text:span> <text:s text:c="10"/><text:span text:style-name="T1">chanel <text:s text:c="5"/>katt</text:span></text:p>
      <text:p text:style-name="P1">nasse <text:s text:c="5"/><text:span text:style-name="T7">hamster</text:span> <text:s text:c="10"/><text:span text:style-name="T1">smulan kanin <text:s/></text:span></text:p>
      <text:p text:style-name="P4">fillbert <text:s text:c="4"/><text:span text:style-name="T7">hamster</text:span></text:p>
      <text:p text:style-name="P4">mulle <text:s text:c="6"/><text:span text:style-name="T7">kanin</text:span></text:p>
      <text:p text:style-name="P4"/>
      <text:p text:style-name="P5">Brun: </text:p>
      <text:p text:style-name="P5">bruno <text:s/><text:span text:style-name="T7">hund</text:span> <text:s text:c="10"/>dessie <text:s text:c="2"/><text:span text:style-name="T7">katt</text:span></text:p>
      <text:p text:style-name="P5">abbe <text:s text:c="4"/><text:span text:style-name="T7">hund</text:span> <text:s text:c="9"/>dino <text:s text:c="4"/><text:span text:style-name="T7">hund</text:span></text:p>
      <text:p text:style-name="P5">brunis <text:s text:c="5"/><text:span text:style-name="T7">katt</text:span> <text:s text:c="6"/>jullan <text:s text:c="3"/><text:span text:style-name="T7">kanin </text:span></text:p>
      <text:p text:style-name="P5">bubba <text:s text:c="4"/><text:span text:style-name="T7">hamster</text:span> <text:s text:c="8"/>lea <text:s text:c="2"/><text:span text:style-name="T7">katt</text:span></text:p>
      <text:p text:style-name="P5"/>
      <text:p text:style-name="P5">korthårig:</text:p>
      <text:p text:style-name="P8"><text:span text:style-name="T3">ninus <text:s text:c="2"/>hamster <text:s text:c="7"/></text:span>Tuss <text:span text:style-name="T7">katt</text:span></text:p>
      <text:p text:style-name="P8"><text:span text:style-name="T3">santo <text:s text:c="4"/>kanin <text:s text:c="5"/></text:span>T<text:span text:style-name="T3">ussan<text:tab/>katt</text:span></text:p>
      <text:p text:style-name="P5">Wingo <text:s text:c="4"/><text:span text:style-name="T7">hund</text:span> <text:s text:c="3"/>tusse <text:span text:style-name="T7">katt</text:span><text:line-break/>Wirwe <text:s text:c="4"/><text:span text:style-name="T7">hund</text:span> <text:s text:c="3"/>kokko <text:span text:style-name="T7">katt</text:span></text:p>
      <text:p text:style-name="P4"/>
      <text:p text:style-name="P5">fisknamn:</text:p>
      <text:p text:style-name="P7"><text:span text:style-name="T4">Dani <text:s text:c="13"/>nemo</text:span><text:line-break/><text:span text:style-name="T4">Teddy <text:s text:c="11"/>bubblis</text:span><text:line-break/><text:span text:style-name="T4">Oliver <text:s text:c="25"/></text:span><text:line-break/><text:span text:style-name="T4">Mio</text:span><text:line-break/><text:span text:style-name="T4">Amadeo</text:span><text:line-break/><text:span text:style-name="T4">Charlie</text:span><text:line-break/><text:span text:style-name="T4">Sander</text:span><text:line-break/><text:span text:style-name="T4">Nathan</text:span><text:line-break/></text:p>
      <text:p text:style-name="P5"><text:soft-page-break/></text:p>
      <text:p text:style-name="P5"/>
      <text:p text:style-name="P5"/>
      <text:p text:style-name="P10">om oss:</text:p>
      <text:p text:style-name="P6"><text:span text:style-name="T4">Vi är 5 ungdomar på 14 och 15 år i Sundsvall som </text:span><text:span text:style-name="T5">har ett projekt som går ut på att man ska göra en hemsida eller en app. Detta projekt har vi fått genom vårat sommarjobb Future Youth Camp. Vi fick 3 veckor på oss att lära oss om programmering och design utan någon förkunskap. Vi valde då att göra en sida där alla djurägare kan namnge sitt djur på ett roligt och nytt sätt.</text:span></text:p>
      <text:p text:style-name="P6"><text:s/></text:p>
      <text:p text:style-name="P6"/>
      <text:p text:style-name="P9">Beskrivning:</text:p>
      <text:p text:style-name="P9">På vår hemsida kan du som har ett djur <text:s/>på ett enkelt och roligt sätt namnge ditt djur. Du kommer att få svara på några frågor om ditt djur och få fram förslag på några namn. Hoppas att du finner detta hjälpsamt </text:p>
      <text:p text:style-name="P6"/>
      <text:p text:style-name="P6"/>
      <text:p text:style-name="P18">unisex:</text:p>
      <text:p text:style-name="P16">Frances/Francis <text:span text:style-name="T7">hund </text:span><text:line-break/>Iben <text:s text:c="2"/><text:span text:style-name="T7">katt</text:span></text:p>
      <text:p text:style-name="P16"><text:a xlink:type="simple" xlink:href="http://www.dagensnamnsdag.nu/namn/nilo/">Nilo</text:a> <text:s text:c="2"/><text:span text:style-name="T7">hamster</text:span></text:p>
      <text:p text:style-name="P16">Pim <text:s text:c="3"/><text:span text:style-name="T7">hund</text:span><text:line-break/>Quinn <text:s text:c="3"/><text:span text:style-name="T7">hamster</text:span><text:line-break/>Reese <text:s text:c="2"/><text:span text:style-name="T7">hund</text:span><text:line-break/>Renee <text:s text:c="2"/><text:span text:style-name="T7">hamster</text:span><text:line-break/>Riley <text:span text:style-name="T7">hund</text:span><text:line-break/>Rio <text:s text:c="4"/><text:span text:style-name="T7">katt</text:span><text:line-break/><text:a xlink:type="simple" xlink:href="http://www.dagensnamnsdag.nu/namn/robin/">Robin</text:a> <text:span text:style-name="T7">hund</text:span></text:p>
      <text:p text:style-name="P17"><text:a xlink:type="simple" xlink:href="http://www.dagensnamnsdag.nu/namn/sam/">Sam</text:a> <text:span text:style-name="T7">hund</text:span><text:line-break/><text:a xlink:type="simple" xlink:href="http://www.dagensnamnsdag.nu/namn/sandy/">Sandy</text:a> <text:span text:style-name="T7">katt</text:span><text:line-break/><text:span text:style-name="T8">kevin katt</text:span><text:line-break/></text:p>
      <text:p text:style-name="P1"/>
      <text:p text:style-name="P1"/>
      <text:p text:style-name="P14">utvelckla funktionen osv...</text:p>
      <text:p text:style-name="P1"/>
      <text:p text:style-name="P1"/>
      <text:p text:style-name="P1"/>
      <text:p text:style-name="P1"/>
      <text:p text:style-name="P1"/>
      <text:p text:style-name="P1"/>
      <text:p text:style-name="P19"/>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30T09:47:57.490460280</meta:creation-date>
    <meta:editing-duration>PT16M21S</meta:editing-duration>
    <meta:editing-cycles>5</meta:editing-cycles>
    <meta:generator>LibreOffice/4.2.8.2$Linux_X86_64 LibreOffice_project/420m0$Build-2</meta:generator>
    <dc:date>2015-07-01T13:38:31.339379355</dc:date>
    <meta:document-statistic meta:table-count="0" meta:image-count="0" meta:object-count="0" meta:page-count="2" meta:paragraph-count="48" meta:word-count="279" meta:character-count="2128" meta:non-whitespace-character-count="1333"/>
  </office:meta>
</office:document-meta>
</file>